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13" style:family="paragraph" style:parent-style-name="Standard">
      <style:paragraph-properties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18" style:family="paragraph" style:parent-style-name="Standard">
      <style:text-properties fo:font-size="6pt" style:font-size-asian="6pt" style:font-size-complex="6pt"/>
    </style:style>
    <style:style style:name="P19" style:family="paragraph" style:parent-style-name="Standard">
      <style:paragraph-properties fo:text-align="justify" style:justify-single-word="false"/>
      <style:text-properties fo:font-size="10.5pt" style:text-underline-style="none" fo:font-weight="normal" style:font-size-asian="10.5pt" style:font-weight-asian="normal" style:font-size-complex="10.5pt" style:font-weight-complex="normal"/>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paragraph-properties fo:text-align="end" style:justify-single-word="false"/>
      <style:text-properties style:font-name="Times New Roman" fo:font-size="10.5pt" style:font-size-asian="10.5pt" style:font-size-complex="10.5pt"/>
    </style:style>
    <style:style style:name="P2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7"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Normale">
      <style:paragraph-properties fo:margin-left="0cm" fo:margin-right="0.501cm" fo:text-align="justify" style:justify-single-word="false" fo:text-indent="0cm" style:auto-text-indent="false">
        <style:tab-stops/>
      </style:paragraph-properties>
      <style:text-properties fo:font-size="11pt" style:font-size-asian="11pt"/>
    </style:style>
    <style:style style:name="P29"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fo:font-size="10.5pt" fo:font-weight="bold" style:font-size-asian="10.5pt" style:font-weight-asian="bold" style:font-size-complex="10.5pt"/>
    </style:style>
    <style:style style:name="P30" style:family="paragraph" style:parent-style-name="Normale">
      <style:paragraph-properties fo:margin-left="0cm" fo:margin-right="0.501cm" fo:margin-top="0cm" fo:margin-bottom="0cm" fo:text-indent="0cm" style:auto-text-indent="false">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2" style:family="paragraph" style:parent-style-name="Normale">
      <style:paragraph-properties fo:margin-left="0.501cm" fo:margin-right="0.501cm" fo:text-align="justify" style:justify-single-word="false" fo:text-indent="0cm" style:auto-text-indent="false">
        <style:tab-stops/>
      </style:paragraph-properties>
      <style:text-properties fo:font-size="11pt" style:font-size-asian="11pt"/>
    </style:style>
    <style:style style:name="P33" style:family="paragraph" style:parent-style-name="Normale">
      <style:paragraph-properties fo:margin-left="0cm" fo:margin-right="0.501cm" fo:text-align="justify" style:justify-single-word="false" fo:text-indent="0cm" style:auto-text-indent="false">
        <style:tab-stops/>
      </style:paragraph-properties>
      <style:text-properties fo:font-size="11pt" style:font-size-asian="11pt"/>
    </style:style>
    <style:style style:name="P3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justify" style:justify-single-word="false"/>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36" style:family="paragraph" style:parent-style-name="Standard">
      <style:paragraph-properties fo:text-align="justify" style:justify-single-word="false" style:snap-to-layout-grid="false"/>
      <style:text-properties fo:font-size="8pt" fo:font-style="italic" fo:font-weight="normal" fo:background-color="#ffff99" style:font-size-asian="8pt" style:font-style-asian="italic" style:font-weight-asian="normal" style:font-size-complex="8pt" style:font-weight-complex="normal"/>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fo:font-size="11pt" style:text-underline-style="none" fo:font-weight="normal" style:font-size-asian="11pt" style:font-weight-asian="normal" style:font-weight-complex="normal"/>
    </style:style>
    <style:style style:name="P39" style:family="paragraph" style:parent-style-name="Standard">
      <style:paragraph-properties fo:margin-left="0cm" fo:margin-right="0cm" fo:text-align="justify" style:justify-single-word="false" fo:text-indent="0cm" style:auto-text-indent="false">
        <style:tab-stops>
          <style:tab-stop style:position="-2.501cm" style:type="right"/>
        </style:tab-stops>
      </style:paragraph-properties>
      <style:text-properties style:font-name="Times New Roman"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T1" style:family="text">
      <style:text-properties style:font-name="Times New Roman" fo:font-size="10.5pt" style:font-size-asian="10.5pt" style:font-size-complex="10.5pt"/>
    </style:style>
    <style:style style:name="T2" style:family="text">
      <style:text-properties style:font-name="Times New Roman" fo:font-size="10.5pt" fo:background-color="transparent" style:font-size-asian="10.5pt" style:font-size-complex="10.5pt"/>
    </style:style>
    <style:style style:name="T3" style:family="text">
      <style:text-properties style:font-name="Times New Roman" fo:font-size="10.5pt" fo:font-weight="bold" style:font-size-asian="10.5pt" style:font-weight-asian="bold" style:font-size-complex="10.5pt" style:font-weight-complex="bold"/>
    </style:style>
    <style:style style:name="T4" style:family="text">
      <style:text-properties style:font-name="Times New Roman" fo:font-size="10pt" style:font-size-asian="10pt" style:font-size-complex="10pt"/>
    </style:style>
    <style:style style:name="T5" style:family="text">
      <style:text-properties style:font-name="Times New Roman" fo:font-size="10pt" fo:font-weight="normal" fo:background-color="transparent" style:font-size-asian="10pt" style:font-weight-asian="normal" style:font-size-complex="10pt" style:font-weight-complex="normal"/>
    </style:style>
    <style:style style:name="T6" style:family="text">
      <style:text-properties style:font-name="Times New Roman" fo:font-size="11pt" style:font-size-asian="11pt" style:font-size-complex="10pt"/>
    </style:style>
    <style:style style:name="T7" style:family="text">
      <style:text-properties style:font-name="Times New Roman" fo:font-size="11pt" fo:font-weight="bold" style:font-size-asian="11pt" style:font-weight-asian="bold" style:font-size-complex="11pt"/>
    </style:style>
    <style:style style:name="T8" style:family="text">
      <style:text-properties style:font-name="Times New Roman" style:font-weight-complex="bold"/>
    </style:style>
    <style:style style:name="T9" style:family="text">
      <style:text-properties style:font-name="Times New Roman" fo:font-size="14pt" fo:background-color="#ffff00" style:font-size-asian="14pt" style:font-size-complex="14pt"/>
    </style:style>
    <style:style style:name="T10" style:family="text">
      <style:text-properties fo:background-color="#ffff66"/>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1pt" style:text-underline-style="none" fo:font-weight="normal" style:font-size-asian="11pt" style:font-weight-asian="normal" style:font-weight-complex="normal"/>
    </style:style>
    <style:style style:name="T13"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16"/>
          </table:table-cell>
        </table:table-row>
        <table:table-row>
          <table:table-cell table:style-name="Tabella1.A1" office:value-type="string">
            <text:p text:style-name="P9">Protocollo intern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table:number-rows-spanned="2" office:value-type="string">
            <text:p text:style-name="Normale"><text:span text:style-name="Car._20_predefinito_20_paragrafo"><text:span text:style-name="T3">Da citare nella risposta:</text:span></text:span></text:p>
            <text:p text:style-name="Normale"><text:span text:style-name="Car._20_predefinito_20_paragrafo"><text:span text:style-name="T1">pratica <text:s/>[numero] - </text:span></text:span><text:span text:style-name="Car._20_predefinito_20_paragrafo"><text:span text:style-name="T9">sigla</text:span></text:span></text:p>
            <text:p text:style-name="Normale"><text:span text:style-name="Car._20_predefinito_20_paragrafo"><text:span text:style-name="T1"/></text:span></text:p>
            <text:p text:style-name="Normale"><text:span text:style-name="Car._20_predefinito_20_paragrafo"><text:span text:style-name="T2">classifica 06-03</text:span></text:span></text:p>
            <text:p text:style-name="Normale"><text:span text:style-name="Car._20_predefinito_20_paragrafo"><text:span text:style-name="T2">fascicolo: </text:span></text:span><text:span text:style-name="Car._20_predefinito_20_paragrafo"><text:span text:style-name="T5">[anno_fascicolo]</text:span></text:span><text:span text:style-name="Car._20_predefinito_20_paragrafo"><text:span text:style-name="T2"> /</text:span></text:span><text:span text:style-name="Car._20_predefinito_20_paragrafo"><text:span text:style-name="T5">[fascicolo].[sub_fascicolo]</text:span></text:span></text:p>
          </table:table-cell>
          <table:table-cell table:style-name="Tabella6.A1" table:number-rows-spanned="2" office:value-type="string">
            <text:p text:style-name="P24"/>
          </table:table-cell>
          <table:table-cell table:style-name="Tabella6.A1" office:value-type="string">
            <text:p text:style-name="P29"><text:span text:style-name="Car._20_predefinito_20_paragrafo"><text:span text:style-name="T8">Al Settore <text:s/>5 – Lavori Pubblici ed Ambiente</text:span></text:span></text:p>
            <text:p text:style-name="P29"><text:span text:style-name="Car._20_predefinito_20_paragrafo"><text:span text:style-name="T8"/></text:span></text:p>
          </table:table-cell>
        </table:table-row>
        <table:table-row>
          <table:covered-table-cell/>
          <table:covered-table-cell/>
          <table:table-cell table:style-name="Tabella6.A1" office:value-type="string">
            <text:p text:style-name="P25">Al Settore 6 – Corpo di Polizia Municipale</text:p>
            <text:p text:style-name="P30"><text:span text:style-name="Car._20_predefinito_20_paragrafo"><text:span text:style-name="T7"/></text:span></text:p>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text:span text:style-name="Car._20_predefinito_20_paragrafo"><text:span text:style-name="T1">Al Settore 1- Gestione Risorse Finanziare- Economato</text:span></text:span></text:p>
          </table:table-cell>
        </table:table-row>
        <table:table-row>
          <table:table-cell table:style-name="Tabella6.A1" office:value-type="string">
            <text:p text:style-name="P23">Allegati: <text:span text:style-name="T10">copia progetto oppure ////////</text:span></text:p>
          </table:table-cell>
          <table:table-cell table:style-name="Tabella6.A1" office:value-type="string">
            <text:p text:style-name="P24"/>
          </table:table-cell>
          <table:table-cell table:style-name="Tabella6.A1" office:value-type="string">
            <text:p text:style-name="P25">Al Settore 2 -Affari Generali, Risorse Umane e Servizi Demografici</text:p>
            <text:p text:style-name="P25"/>
            <text:p text:style-name="P25"/>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Al Settore 3 Cultura, Turismo ed Attività Produttive</text:p>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Al Settore 7 -Attività Sociali ed Educative</text:p>
            <text:p text:style-name="P25"/>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
          </table:table-cell>
        </table:table-row>
        <table:table-row>
          <table:table-cell table:style-name="Tabella6.A1" office:value-type="string">
            <text:p text:style-name="P23"/>
          </table:table-cell>
          <table:table-cell table:style-name="Tabella6.A1" office:value-type="string">
            <text:p text:style-name="P24"/>
          </table:table-cell>
          <table:table-cell table:style-name="Tabella6.A1" office:value-type="string">
            <text:p text:style-name="P25"/>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34"><text:span text:style-name="T11">Richiesta del parere di competenza</text:span> relativamente al progetto allegato alla [tipo_pratica] ai sensi del D.P.R. 380/01 e s.m.i. <text:s/>presentata in data [data_presentazione] e recepita agli atti al prot. n° [protocollo] del [data_protocollo] relativa a [oggetto] presso [ubicazione]. - </text:p>
            <text:p text:style-name="P35"/>
          </table:table-cell>
        </table:table-row>
      </table:table>
      <text:p text:style-name="P27"/>
      <text:p text:style-name="P15"><text:tab/></text:p>
      <text:p text:style-name="P19"><text:span text:style-name="T4"><text:tab/></text:span><text:span text:style-name="T6">In allegato alla presente si trasmette copia del progetto relativo all’istanza di cui in oggetto per il rilascio del parere di competenza.</text:span></text:p>
      <text:p text:style-name="P32"><text:tab/></text:p>
      <text:p text:style-name="P32"><text:span text:style-name="T13"><text:tab/>Oppure in caso di pratiche digitali</text:span></text:p>
      <text:p text:style-name="P28"/>
      <text:p text:style-name="P37"><text:tab/><text:span text:style-name="T12">Si richiede il parere di competenza in merito al progetto indicato in oggetto.</text:span></text:p>
      <text:p text:style-name="P38"><text:tab/>Gli allegati progettuali sono stati già inviati a codesto Settore/Settori in indirizzo tramite mail in data............</text:p>
      <text:p text:style-name="P32"/>
      <text:p text:style-name="P28"><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26"/>
      <text:p text:style-name="P26">Distinti saluti.</text:p>
      <text:p text:style-name="P26"/>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1">Il Dirigente</text:p>
            <text:p text:style-name="P12"><text:soft-page-break/>Arch. Giovanna Macario</text:p>
            <text:p text:style-name="P12"/>
          </table:table-cell>
        </table:table-row>
        <table:table-row table:style-name="Tabella4.1">
          <table:table-cell table:style-name="Tabella4.A1" office:value-type="string">
            <text:p text:style-name="P13"/>
          </table:table-cell>
          <table:table-cell table:style-name="Tabella4.A1" office:value-type="string">
            <text:p text:style-name="P17">Il responsabile del Servizio Edilizia Privata</text:p>
            <text:p text:style-name="P17">[responsabile_procedimento] </text:p>
            <text:p text:style-name="P17"/>
          </table:table-cell>
        </table:table-row>
      </table:table>
      <text:p text:style-name="P39"/>
      <text:p text:style-name="P39">Istruttore della pratica: [istruttore_tecnico]<text:span text:style-name="T13">0198310</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fo:font-weight="normal" fo:background-color="#ffff99"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Responsabile del procedimento:</text:p>
            </table:table-cell>
            <table:table-cell table:style-name="Tabella2.D1" office:value-type="string">
              <text:p text:style-name="MP7">Arch. Giovanna Macario </text:p>
              <text:p text:style-name="MP8">[responsabile_procediment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1">martedì e giovedì ore 10:00 -12:30</text:p>
            </table:table-cell>
          </table:table-row>
          <table:table-row table:style-name="Tabella2.1">
            <table:table-cell table:style-name="Tabella2.A5" office:value-type="string">
              <text:p text:style-name="MP7">Posta certificata </text:p>
            </table:table-cell>
            <table:table-cell table:style-name="Tabella2.B5" office:value-type="string">
              <text:p text:style-name="MP7"><text:a xlink:type="simple" xlink:href="mailto:posta@pec.comune.savona.it" text:style-name="Internet_20_link" text:visited-style-name="Visited_20_Internet_20_Link">posta@pec.comune.savona.it</text:a></text:p>
              <text:p text:style-name="MP12">Tel. 019 -8310 ----</text:p>
            </table:table-cell>
            <table:table-cell table:style-name="Tabella2.B5" office:value-type="string">
              <text:p text:style-name="MP7">Data avvio procedimento:</text:p>
            </table:table-cell>
            <table:table-cell table:style-name="Tabella2.D5" office:value-type="string">
              <text:p text:style-name="MP13">[onload.data_presentazione]</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9T12:06:21.53</dc:date>
    <meta:print-date>2013-02-20T09:35:00</meta:print-date>
    <meta:editing-cycles>50</meta:editing-cycles>
    <meta:editing-duration>PT4H29M14S</meta:editing-duration>
    <meta:generator>OpenOffice/4.1.0$Win32 OpenOffice.org_project/410m18$Build-9764</meta:generator>
    <meta:document-statistic meta:table-count="5" meta:image-count="1" meta:object-count="0" meta:page-count="2" meta:paragraph-count="53" meta:word-count="311" meta:character-count="2376"/>
  </office:meta>
</office:document-meta>
</file>